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1" svg:font-family="'Droid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05416a" style:font-size-asian="12pt" style:font-size-complex="12pt"/>
    </style:style>
    <style:style style:name="P3" style:family="paragraph" style:parent-style-name="Standard">
      <style:text-properties fo:font-size="12pt" officeooo:rsid="0005416a" officeooo:paragraph-rsid="0005416a" style:font-size-asian="12pt" style:font-size-complex="12pt"/>
    </style:style>
    <style:style style:name="P4" style:family="paragraph" style:parent-style-name="Standard">
      <style:text-properties fo:font-size="12pt" fo:font-style="normal" style:font-size-asian="12pt" style:font-style-asian="normal" style:font-size-complex="12pt" style:font-style-complex="normal"/>
    </style:style>
    <style:style style:name="P5" style:family="paragraph" style:parent-style-name="Standard">
      <style:text-properties fo:font-size="12pt" fo:font-style="normal" officeooo:paragraph-rsid="0002549a" style:font-size-asian="12pt" style:font-style-asian="normal" style:font-size-complex="12pt" style:font-style-complex="normal"/>
    </style:style>
    <style:style style:name="P6" style:family="paragraph" style:parent-style-name="Standard">
      <style:text-properties fo:font-size="12pt" fo:font-style="normal" officeooo:rsid="0003ddd8" officeooo:paragraph-rsid="0003ddd8" style:font-size-asian="12pt" style:font-style-asian="normal" style:font-size-complex="12pt" style:font-style-complex="normal"/>
    </style:style>
    <style:style style:name="P7" style:family="paragraph" style:parent-style-name="Standard">
      <style:text-properties fo:font-size="12pt" fo:font-style="normal" officeooo:paragraph-rsid="0005416a" style:font-size-asian="12pt" style:font-style-asian="normal" style:font-size-complex="12pt" style:font-style-complex="normal"/>
    </style:style>
    <style:style style:name="P8" style:family="paragraph" style:parent-style-name="Standard">
      <style:text-properties fo:font-size="12pt" fo:font-style="normal" style:font-name-asian="Times New Roman" style:font-size-asian="12pt" style:font-style-asian="normal" style:font-name-complex="Times New Roman" style:font-size-complex="12pt" style:font-style-complex="normal"/>
    </style:style>
    <style:style style:name="P9" style:family="paragraph" style:parent-style-name="Standard">
      <style:text-properties fo:font-size="12pt" fo:font-style="normal" style:text-underline-style="solid" style:text-underline-width="auto" style:text-underline-color="font-color" officeooo:paragraph-rsid="0005416a" style:font-size-asian="12pt" style:font-style-asian="normal" style:font-size-complex="12pt" style:font-style-complex="normal"/>
    </style:style>
    <style:style style:name="P10" style:family="paragraph" style:parent-style-name="Standard">
      <style:text-properties fo:font-size="12pt" fo:font-style="normal" style:text-underline-style="none" officeooo:paragraph-rsid="0005416a" style:font-size-asian="12pt" style:font-style-asian="normal" style:font-size-complex="12pt" style:font-style-complex="normal"/>
    </style:style>
    <style:style style:name="P11" style:family="paragraph" style:parent-style-name="Standard">
      <style:text-properties fo:font-size="12pt" fo:font-style="normal" style:text-underline-style="none" officeooo:rsid="00083169" officeooo:paragraph-rsid="00083169" style:font-size-asian="12pt" style:font-style-asian="normal" style:font-size-complex="12pt" style:font-style-complex="normal"/>
    </style:style>
    <style:style style:name="P12" style:family="paragraph" style:parent-style-name="Standard">
      <style:text-properties fo:font-size="12pt" fo:font-style="normal" style:text-underline-style="none" officeooo:rsid="000964be" officeooo:paragraph-rsid="000964be" style:font-size-asian="12pt" style:font-style-asian="normal" style:font-size-complex="12pt" style:font-style-complex="normal"/>
    </style:style>
    <style:style style:name="P13" style:family="paragraph" style:parent-style-name="Standard">
      <style:text-properties fo:font-size="12pt" fo:font-style="normal" fo:font-weight="bold" officeooo:rsid="0005ed06" officeooo:paragraph-rsid="0005ed06" fo:background-color="transparent" style:font-size-asian="12pt" style:font-style-asian="normal" style:font-weight-asian="bold" style:font-size-complex="12pt" style:font-style-complex="normal" style:font-weight-complex="bold"/>
    </style:style>
    <style:style style:name="P14" style:family="paragraph" style:parent-style-name="Standard">
      <style:text-properties fo:font-size="12pt" fo:font-style="italic" officeooo:paragraph-rsid="0005416a" style:font-size-asian="12pt" style:font-style-asian="italic" style:font-size-complex="12pt" style:font-style-complex="italic"/>
    </style:style>
    <style:style style:name="P15" style:family="paragraph" style:parent-style-name="Standard">
      <style:text-properties fo:font-size="12pt" fo:font-style="italic" officeooo:paragraph-rsid="000acc51" style:font-size-asian="12pt" style:font-style-asian="italic" style:font-size-complex="12pt" style:font-style-complex="italic"/>
    </style:style>
    <style:style style:name="P16" style:family="paragraph" style:parent-style-name="Standard">
      <style:text-properties fo:font-size="12pt" fo:font-style="italic" style:text-underline-style="none" officeooo:rsid="000964be" officeooo:paragraph-rsid="000964be" style:font-size-asian="12pt" style:font-style-asian="italic" style:font-size-complex="12pt" style:font-style-complex="italic"/>
    </style:style>
    <style:style style:name="P17" style:family="paragraph" style:parent-style-name="Standard">
      <style:text-properties fo:font-size="12pt" fo:background-color="transparent" style:font-size-asian="12pt" style:font-size-complex="12pt"/>
    </style:style>
    <style:style style:name="P18" style:family="paragraph" style:parent-style-name="Standard">
      <style:text-properties fo:font-size="12pt" officeooo:rsid="0005416a" officeooo:paragraph-rsid="0005416a" fo:background-color="transparent" style:font-size-asian="12pt" style:font-size-complex="12pt"/>
    </style:style>
    <style:style style:name="P19" style:family="paragraph" style:parent-style-name="Standard">
      <style:text-properties fo:font-size="12pt" fo:font-weight="bold" officeooo:rsid="0005ed06" officeooo:paragraph-rsid="0005ed06" fo:background-color="transparent" style:font-size-asian="12pt" style:font-weight-asian="bold" style:font-size-complex="12pt" style:font-weight-complex="bold"/>
    </style:style>
    <style:style style:name="P20" style:family="paragraph" style:parent-style-name="Standard">
      <style:text-properties fo:font-size="12pt" fo:font-weight="bold" officeooo:rsid="000964be" officeooo:paragraph-rsid="000964be" fo:background-color="transparent" style:font-size-asian="12pt" style:font-weight-asian="bold" style:font-size-complex="12pt" style:font-weight-complex="bold"/>
    </style:style>
    <style:style style:name="P21" style:family="paragraph" style:parent-style-name="Standard">
      <style:text-properties fo:font-size="12pt" fo:font-weight="bold" officeooo:rsid="0006cf3b" officeooo:paragraph-rsid="0006cf3b" style:font-size-asian="12pt" style:font-weight-asian="bold" style:font-size-complex="12pt" style:font-weight-complex="bold"/>
    </style:style>
    <style:style style:name="P22" style:family="paragraph" style:parent-style-name="Standard">
      <style:text-properties fo:font-size="15pt" fo:font-style="normal" style:text-underline-style="solid" style:text-underline-width="auto" style:text-underline-color="font-color" style:font-size-asian="15pt" style:font-style-asian="normal" style:font-size-complex="15pt" style:font-style-complex="normal"/>
    </style:style>
    <style:style style:name="P23" style:family="paragraph" style:parent-style-name="Standard">
      <style:text-properties fo:font-size="15pt" fo:font-style="normal" style:text-underline-style="solid" style:text-underline-width="auto" style:text-underline-color="font-color" officeooo:paragraph-rsid="0005416a" style:font-size-asian="15pt" style:font-style-asian="normal" style:font-size-complex="15pt" style:font-style-complex="normal"/>
    </style:style>
    <style:style style:name="P24" style:family="paragraph" style:parent-style-name="Standard">
      <style:text-properties fo:font-size="15pt" fo:font-style="normal" style:text-underline-style="solid" style:text-underline-width="auto" style:text-underline-color="font-color" officeooo:rsid="00083169" officeooo:paragraph-rsid="00083169" style:font-size-asian="15pt" style:font-style-asian="normal" style:font-size-complex="15pt" style:font-style-complex="normal"/>
    </style:style>
    <style:style style:name="P25" style:family="paragraph" style:parent-style-name="Standard">
      <style:text-properties fo:font-size="15pt" style:text-underline-style="solid" style:text-underline-width="auto" style:text-underline-color="font-color" officeooo:paragraph-rsid="0005416a" style:font-size-asian="15pt" style:font-size-complex="15pt"/>
    </style:style>
    <style:style style:name="P26" style:family="paragraph" style:parent-style-name="Standard" style:master-page-name="Standard">
      <style:paragraph-properties style:page-number="auto"/>
      <style:text-properties fo:font-size="12pt" style:font-size-asian="12pt" style:font-size-complex="12pt"/>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5416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5ed06"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05ed06"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002549a" style:font-weight-asian="bold" style:font-weight-complex="bold"/>
    </style:style>
    <style:style style:name="T10" style:family="text">
      <style:text-properties fo:font-weight="bold" officeooo:rsid="0005416a" style:font-weight-asian="bold" style:font-weight-complex="bold"/>
    </style:style>
    <style:style style:name="T11" style:family="text">
      <style:text-properties fo:font-weight="bold" officeooo:rsid="0005ed06" style:font-weight-asian="bold" style:font-weight-complex="bold"/>
    </style:style>
    <style:style style:name="T12" style:family="text">
      <style:text-properties fo:font-weight="bold" officeooo:rsid="0006cf3b" style:font-weight-asian="bold" style:font-weight-complex="bold"/>
    </style:style>
    <style:style style:name="T13" style:family="text">
      <style:text-properties fo:font-weight="bold" officeooo:rsid="00083169" style:font-weight-asian="bold" style:font-weight-complex="bold"/>
    </style:style>
    <style:style style:name="T14" style:family="text">
      <style:text-properties fo:font-weight="bold" officeooo:rsid="0002549a" fo:background-color="transparent" loext:char-shading-value="0" style:font-weight-asian="bold" style:font-weight-complex="bold"/>
    </style:style>
    <style:style style:name="T15" style:family="text">
      <style:text-properties fo:font-weight="bold" officeooo:rsid="0005416a"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5416a" style:font-weight-asian="normal" style:font-weight-complex="normal"/>
    </style:style>
    <style:style style:name="T18" style:family="text">
      <style:text-properties fo:font-weight="normal" officeooo:rsid="0005ed06" style:font-weight-asian="normal" style:font-weight-complex="normal"/>
    </style:style>
    <style:style style:name="T19" style:family="text">
      <style:text-properties fo:font-weight="normal" officeooo:rsid="00083169" style:font-weight-asian="normal"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officeooo:rsid="0002549a"/>
    </style:style>
    <style:style style:name="T22" style:family="text">
      <style:text-properties officeooo:rsid="0003ddd8"/>
    </style:style>
    <style:style style:name="T23" style:family="text">
      <style:text-properties officeooo:rsid="0005416a"/>
    </style:style>
    <style:style style:name="T24" style:family="text">
      <style:text-properties fo:background-color="transparent" loext:char-shading-value="0"/>
    </style:style>
    <style:style style:name="T25" style:family="text">
      <style:text-properties officeooo:rsid="0002549a" fo:background-color="transparent" loext:char-shading-value="0"/>
    </style:style>
    <style:style style:name="T26" style:family="text">
      <style:text-properties officeooo:rsid="0005416a" fo:background-color="transparent" loext:char-shading-value="0"/>
    </style:style>
    <style:style style:name="T27" style:family="text">
      <style:text-properties officeooo:rsid="0005ed06"/>
    </style:style>
    <style:style style:name="T28" style:family="text">
      <style:text-properties officeooo:rsid="00083169"/>
    </style:style>
    <style:style style:name="T29" style:family="text">
      <style:text-properties officeooo:rsid="000964be"/>
    </style:style>
    <style:style style:name="T30" style:family="text">
      <style:text-properties officeooo:rsid="000acc51"/>
    </style:style>
    <style:style style:name="T31" style:family="text">
      <style:text-properties officeooo:rsid="000b7d6d"/>
    </style:style>
    <style:style style:name="T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n evil wizard has trapped you and your most hated rival – don't feel too bad about hating her, you're also her most hated rival – on an unusually square island with an unusual motivation: you have 12 hours to occupy as much of the island as possible. Your rival has been given the same instructions. There's a catch though. Whichever of you conquers less territory by the end of the allotted time will stay on the island and perish. Having explained the rules, the wizard cackled “It is now time to play... <text:span text:style-name="T1">the most dangerous game!</text:span><text:span text:style-name="T2">” You inform the wizard that that is already the title of a short story, and that you're not sure about whether it is yet in the public domain. Mindful of copyright and uninterested in debating the point further, the wizard continues cackling, and, between fits of maniacal laughter, tells you “It is time, then, to play </text:span><text:span text:style-name="T1">a fairly dangerous game, given the circumstances!</text:span><text:span text:style-name="T2">” </text:span></text:p>
      <text:p text:style-name="P1"/>
      <text:p text:style-name="P22">Contained in this box:</text:p>
      <text:p text:style-name="P1"/>
      <text:p text:style-name="P5"><text:span text:style-name="T22">12</text:span> small cubes in red, blue, green, and purple (<text:span text:style-name="T21">wizards</text:span>)</text:p>
      <text:p text:style-name="P4">2<text:span text:style-name="T22">0</text:span> round discs in red, blue, green, and purple (<text:span text:style-name="T30">oafs</text:span>)</text:p>
      <text:p text:style-name="P4">7 action cards in red, blue, green, and purple</text:p>
      <text:p text:style-name="P4"><text:span text:style-name="T22">16</text:span> walls</text:p>
      <text:p text:style-name="P4"><text:span text:style-name="T22">16</text:span> gates</text:p>
      <text:p text:style-name="P6"><text:span text:style-name="T31">12</text:span> base <text:span text:style-name="T23">markers</text:span></text:p>
      <text:p text:style-name="P4">25 wooden tiles</text:p>
      <text:p text:style-name="P1"/>
      <text:p text:style-name="P4">NOTE: Instructions will be given for the two player game. Changes in setup for more players are included at the end of the instructions.</text:p>
      <text:p text:style-name="P1"/>
      <text:p text:style-name="P25"><text:span text:style-name="T23">First Game </text:span>Setup:</text:p>
      <text:p text:style-name="P1"/>
      <text:p text:style-name="P5"><text:span text:style-name="T8">Place </text:span><text:span text:style-name="T10">16 wooden tiles </text:span><text:span text:style-name="T8">in some symmetrical pattern</text:span>. <text:span text:style-name="T10">Add the bases in some fair layout.</text:span> Some suggestions are included <text:span text:style-name="T23">at the end of the </text:span><office:annotation office:name="__Annotation__280_266438978"><dc:creator>Unknown Author</dc:creator><dc:date>2015-03-19T18:29:37</dc:date><text:list text:style-name=""><text:list-item><text:p text:style-name="P27"><text:span text:style-name="T32">Note: not yet true.</text:span></text:p></text:list-item></text:list></office:annotation><text:span text:style-name="T23">rulebook</text:span><office:annotation-end office:name="__Annotation__280_266438978"/>, but it's up to you really. This is the island the wizard transported you to. Next, <text:span text:style-name="T8">place four discs and </text:span><text:span text:style-name="T9">two </text:span><text:span text:style-name="T8">cubes on each base. The cubes are your </text:span><text:span text:style-name="T9">wizards</text:span><text:span text:style-name="T8">. </text:span><text:span text:style-name="T16">They have bows and arrows, but they cast spells that make anvils fall on their enemies. They have horrible aim.</text:span><text:span text:style-name="T8"> The discs are your </text:span><text:span text:style-name="T9">not wizards (henceforth: oafs)</text:span><text:span text:style-name="T8">.</text:span> <text:s/><text:span text:style-name="T8">Distribute each player's action cards</text:span>. There are seven of them. If you can't find seven, at least one is missing. Do subtraction. Find the card. A wizard (probably) did it. <text:span text:style-name="T8">You are now ready to play A Fairly Dangerous Game</text:span>.</text:p>
      <text:p text:style-name="P5"/>
      <text:p text:style-name="P23"><text:span text:style-name="T23">Not First Game </text:span>Setup:</text:p>
      <text:p text:style-name="P2"/>
      <text:p text:style-name="P3">Instead of placing the tiles symmetrically, <text:span text:style-name="T8">randomly reveal 16 tiles in a square. Snake draft the base locations. </text:span><text:span text:style-name="T16">This means if player 1 drafts first, player 2 drafts second and third, and player 1 drafts fourth. </text:span><text:span text:style-name="T8">Players cannot draft bases that are orthogonally adjacent to each other. </text:span><text:span text:style-name="T16">Do everything else as in the first game setup. </text:span><text:span text:style-name="T6">You are now ready to play A Fairly Dangerous Game</text:span><text:span text:style-name="T4">.</text:span></text:p>
      <text:p text:style-name="P2"/>
      <text:p text:style-name="P22">The First Turn:</text:p>
      <text:p text:style-name="P1"/>
      <text:p text:style-name="P7">To make the first move happen, <text:span text:style-name="T8">turn order has to be decided</text:span>. This one's up to you. If you think there's an implicit first mover advantage in every game, then probably you should spend a lot of time on this, but otherwise, most recent birthday, ear pointyness, and midi-chlorian count are all fine. You'll determine turn order in the future as well, but it's easier then. <text:span text:style-name="T8">Players alternate turns in each phase. There are two phases: action </text:span><text:span text:style-name="T17">and </text:span><text:span text:style-name="T8">movement/attack/rotate. </text:span><text:span text:style-name="T17">Turn 1 is the only turn without an action phase. </text:span><text:span text:style-name="T10">In the first turn, skip directly to the movement/attack/rotate phase</text:span><text:span text:style-name="T17">.</text:span></text:p>
      <text:p text:style-name="P1"><text:soft-page-break/></text:p>
      <text:p text:style-name="P23">Phase <text:span text:style-name="T23">I</text:span>: Action</text:p>
      <text:p text:style-name="P2"/>
      <text:p text:style-name="P7">In the action phase, <text:span text:style-name="T8">each player selects a card from her action deck and places it face down in front of her</text:span>. Once everyone has selected actions, <text:span text:style-name="T8">actions are revealed and occur in turn order</text:span>. <text:span text:style-name="T8">Players may not play the same action two turns in a row.</text:span><text:span text:style-name="T16"> </text:span><text:span text:style-name="T17">This restriction means you can only play each action up to four times.</text:span></text:p>
      <text:p text:style-name="P7"/>
      <text:p text:style-name="P7">The Actions:</text:p>
      <text:p text:style-name="P7"/>
      <text:p text:style-name="P14">Re-enforce <text:span text:style-name="T30">Oafs</text:span></text:p>
      <text:p text:style-name="P7">Place <text:span text:style-name="T23">a total of </text:span>three oafs across <text:span text:style-name="T23">any </text:span>bases <text:span text:style-name="T23">you have</text:span>.</text:p>
      <text:p text:style-name="P7"/>
      <text:p text:style-name="P15">Re-enforce <text:span text:style-name="T30">Wizards</text:span></text:p>
      <text:p text:style-name="P15"><text:span text:style-name="T2">Place </text:span><text:span text:style-name="T3">a total of two </text:span><text:span text:style-name="T2">wizards across </text:span><text:span text:style-name="T3">any </text:span><text:span text:style-name="T2">bases you </text:span><text:span text:style-name="T3">have</text:span><text:span text:style-name="T2">.</text:span></text:p>
      <text:p text:style-name="P7"/>
      <text:p text:style-name="P14">Rotate one tile 90 degrees <text:span text:style-name="T23">or 180 degrees</text:span></text:p>
      <text:p text:style-name="P7">This is the same as taking an extra rotation phase <text:span text:style-name="T23">but more powerful</text:span>.</text:p>
      <text:p text:style-name="P7"/>
      <text:p text:style-name="P14"><text:span text:style-name="T23">Trade </text:span>two adjacent tiles</text:p>
      <text:p text:style-name="P7">Pick up one tile and any units on it. Pick up an adjacent tile and any units on it. Place the first and any units on it where the second was. Place the second and any units on it where the first was. <text:span text:style-name="T23">Tiles cannot be rotated while you switch them.</text:span></text:p>
      <text:p text:style-name="P7"/>
      <text:p text:style-name="P14">Place Wall</text:p>
      <text:p text:style-name="P7">Pick up a wall that is not yet on the board and place it along <text:span text:style-name="T23">an </text:span>edge <text:span text:style-name="T23">that does not already have a wall</text:span>.</text:p>
      <text:p text:style-name="P7"/>
      <text:p text:style-name="P14">Remove Wall</text:p>
      <text:p text:style-name="P10">If you want to remove a wall that was placed using the <text:span text:style-name="T1">Place Wall</text:span> action, simply remove it from the board. If you want to remove a wall that is on one of the game tiles, simply place a gate on it. Gates are pretty much like the absence of walls.</text:p>
      <text:p text:style-name="P10"/>
      <text:p text:style-name="P16">Place Base</text:p>
      <text:p text:style-name="P12">Add a base tile marker from your supply to the game board. You can add your base marker to any tile that does not have your opponent's units on it. You may not place more bases than you have base markers.</text:p>
      <text:p text:style-name="P9"/>
      <text:p text:style-name="P22">Phase I<text:span text:style-name="T23">I</text:span>: Movement/attack/rotate</text:p>
      <text:p text:style-name="P1"/>
      <text:p text:style-name="P4"><text:span text:style-name="T8">In this phase, players first move </text:span><text:span text:style-name="T10">and/or attack with any or all of their units</text:span><text:span text:style-name="T8">, then rotate one tile 90 degrees</text:span>. <text:span text:style-name="T23">For oafs, moving into a space is synonymous with attacking that space. Wizards can move first and then attack or attack first and then move. Regardless of how a player moves and attacks, rotating a tile must come after all moving and attacking has been completed.</text:span></text:p>
      <text:p text:style-name="P1"/>
      <text:p text:style-name="P4"><text:span text:style-name="T8">Units may move a maximum of one tile orthogonally in any non-walled direction</text:span>. Moving into an unoccupied tile is easy: you pick up your stack of units you want (legally!) to move onto it and move them there. <text:span text:style-name="T10">You do not need to leave any units behind in order to attack a new territory</text:span>, but keep in mind that you'll just have to reconquer it later anyway if you want the <text:span text:style-name="T23">points</text:span>.</text:p>
      <text:p text:style-name="P1"><text:soft-page-break/></text:p>
      <text:p text:style-name="P4"><text:span text:style-name="T24">Moving onto an occupied space is slightly harder </text:span><text:span text:style-name="T25">because your opponent's units will attempt to defend the space. </text:span><text:span text:style-name="T14">Wizards </text:span><text:span text:style-name="T15">without oafs count as zero defenders</text:span><text:span text:style-name="T26">, regardless of how many of them there are.</text:span><text:span text:style-name="T25"> </text:span><text:span text:style-name="T15">Wizards with oafs count as one defender each</text:span><text:span text:style-name="T14">.</text:span><text:span text:style-name="T20"> If you want to drop anvils on some of the defending units first, that's totally your call. </text:span><text:span text:style-name="T15">To conquer your opponent's space, you must move more units into that space than your enemy has defending.</text:span></text:p>
      <text:p text:style-name="P17"/>
      <text:p text:style-name="P18"><text:span text:style-name="T4">Your wizards can also attack enemy units without moving into their space. </text:span><text:span text:style-name="T6">If there are no walls between your wizard and the target, a single wizard can successfully attack an enemy unit.</text:span><text:span text:style-name="T4"> </text:span><text:span text:style-name="T5">If there is one wall between your wizard and her target, your wizard needs a friend to help aim. Therefore, </text:span><text:span text:style-name="T7">with one wall, it takes two attacking wizards to attack a single defending unit. </text:span><text:span text:style-name="T5">With two walls, no amount of teamwork can help your wizards. Remember, they have terrible aim. </text:span><text:span text:style-name="T7">Wizards cannot attack over two walls.</text:span></text:p>
      <text:p text:style-name="P18"/>
      <text:p text:style-name="P13">Any defeated oaf is immediately respawned on one of its owner's bases (owner chooses). Any defeated wizards are dead.</text:p>
      <text:p text:style-name="P19"/>
      <text:p text:style-name="P20"><text:span text:style-name="T2">If you occupy an opponent's base, your opponent removes the base tile marker from that tile </text:span><text:span text:style-name="T4">and places it back in her supply</text:span><text:span text:style-name="T2">.</text:span></text:p>
      <text:p text:style-name="P8"><text:s/></text:p>
      <text:p text:style-name="P4"><office:annotation office:name="__Annotation__282_266438978"><dc:creator>Unknown Author</dc:creator><dc:date>2015-03-19T18:42:44</dc:date><text:list text:continue-numbering="true" text:style-name=""><text:list-item><text:p text:style-name="P27"><text:span text:style-name="T32">Probably remove this until it's drawn.</text:span></text:p></text:list-item></text:list></office:annotation>All movements and attacks must be orthogonal, that is, <text:span text:style-name="T8">tiles 1, 2, 3, and 4 are inaccessible from the current location</text:span>. However, <text:span text:style-name="T8">if the player moves his wizards from the center tile to one of the middle tiles on the edge, the wizards can attack</text:span>.</text:p>
      <text:p text:style-name="P1"/>
      <text:p text:style-name="P4">[img]<office:annotation-end office:name="__Annotation__282_266438978"/></text:p>
      <text:p text:style-name="P1"/>
      <text:p text:style-name="P4">After all of this moving and attacking is finished, <text:span text:style-name="T8">the current player concludes her turn by rotating one tile 90 degrees in either direction</text:span>. She can choose clockwise or counterclockwise, and it does not matter whether any units are on top of the tile she choose to rotate. <text:span text:style-name="T8">Following that, the second player begins her phase </text:span><text:span text:style-name="T11">II</text:span><text:span text:style-name="T8"> turn, </text:span><text:span text:style-name="T18">and so forth</text:span>.</text:p>
      <text:p text:style-name="P1"/>
      <text:p text:style-name="P4"/>
      <text:p text:style-name="P4"/>
      <text:p text:style-name="P22">Subsequent Turns <text:span text:style-name="T28">and Game End</text:span>:</text:p>
      <text:p text:style-name="P1"/>
      <text:p text:style-name="P1">Each subsequent turn begins by <text:span text:style-name="T8">redetermining turn order</text:span>. Turn order is determined first by number of territories occupied, with ties broken by number of living units. <text:span text:style-name="T27">Ties in number of living units are not broken, and turn order stays how it was before. </text:span><text:span text:style-name="T8">The first move of a turn is awarded to whichever player has fewer territories or fewer units</text:span>, if the latter is considered.</text:p>
      <text:p text:style-name="P1"/>
      <text:p text:style-name="P21">Each turn after the first turn begins with the action phase.<text:span text:style-name="T16"> </text:span>Turn order for actions and for the move/attack/rotate phase are opposite.<text:span text:style-name="T16"> The player with the most occupied territories completes her action phase first and completes her move/attack/rotate phase last. The player with the least occupied territories completer her action phase last and completes her move/attack/rotate phase first.</text:span></text:p>
      <text:p text:style-name="P1"/>
      <text:p text:style-name="P1"><text:span text:style-name="T8">After </text:span><text:span text:style-name="T12">8 </text:span><text:span text:style-name="T8">turns, the game ends, and whoever occupies the most territory is declared the winner</text:span>. The loser may actually be sent to an island to waste away for the rest of her days, depending on the financial situation and level of enmity of players. <text:span text:style-name="T13">If there is a tie for number of territories occupied, </text:span><text:soft-page-break/><text:span text:style-name="T13">the player with the most units wins. </text:span><text:span text:style-name="T19">If this fails to break the tie, the game ends in a tie.</text:span></text:p>
      <text:p text:style-name="P1"/>
      <text:p text:style-name="P24">With More Players:</text:p>
      <text:p text:style-name="P24"/>
      <text:p text:style-name="P11">With 3 or 4 players, randomly arrange 25 tiles in a square instead of 16. With <text:span text:style-name="T29">3 players, draft base locations normally. With four players, each player drafts a single base, and then the player to draft a base last goes fir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roid Sans1" svg:font-family="'Droid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Droid Sans1" style:font-family-asian="'Droid Sans'" style:font-pitch-asian="variable" style:font-size-asian="12pt" style:language-asian="zh" style:country-asian="CN" style:font-name-complex="Lohit Hindi2"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1" style:font-family-asian="'Droid Sans'"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4T18:50:55</meta:creation-date>
    <meta:editing-duration>P2171DT10H22M3S</meta:editing-duration>
    <meta:generator>LibreOffice/4.3.3.2$Linux_x86 LibreOffice_project/430m0$Build-2</meta:generator>
    <dc:date>2015-04-19T18:39:31.654184970</dc:date>
    <meta:editing-cycles>9</meta:editing-cycles>
    <meta:document-statistic meta:table-count="0" meta:image-count="0" meta:object-count="0" meta:page-count="4" meta:paragraph-count="50" meta:word-count="1515" meta:character-count="8435" meta:non-whitespace-character-count="6964"/>
    <meta:user-defined meta:name="Info 1"/>
    <meta:user-defined meta:name="Info 2"/>
    <meta:user-defined meta:name="Info 3"/>
    <meta:user-defined meta:name="Info 4"/>
  </office:meta>
</office:document-meta>
</file>